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66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66" fo:wrap-option="wrap" fo:border="0.06pt solid #000000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MPLEMENTACIÓN CON HILOS (tiempo dado en segundos)</text:p>
          </table:table-cell>
          <table:covered-table-cell table:style-name="ce5"/>
          <table:covered-table-cell table:style-name="ce9"/>
          <table:covered-table-cell table:style-name="ce2"/>
          <table:covered-table-cell table:number-columns-repeated="4" table:style-name="ce3"/>
        </table:table-row>
        <table:table-row table:style-name="ro1"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001228" calcext:value-type="float">
            <text:p>0,001228</text:p>
          </table:table-cell>
          <table:table-cell office:value-type="float" office:value="0.014815" calcext:value-type="float">
            <text:p>0,014815</text:p>
          </table:table-cell>
          <table:table-cell table:style-name="ce6" office:value-type="float" office:value="0.072391" calcext:value-type="float">
            <text:p>0,072391</text:p>
          </table:table-cell>
          <table:table-cell table:style-name="ce6" office:value-type="float" office:value="1.445255" calcext:value-type="float">
            <text:p>1,445255</text:p>
          </table:table-cell>
          <table:table-cell table:style-name="ce6" office:value-type="float" office:value="9.949138" calcext:value-type="float">
            <text:p>9,949138</text:p>
          </table:table-cell>
          <table:table-cell table:style-name="ce6" office:value-type="float" office:value="19.311508" calcext:value-type="float">
            <text:p>19,311508</text:p>
          </table:table-cell>
          <table:table-cell table:style-name="ce6" office:value-type="float" office:value="114.049306" calcext:value-type="float">
            <text:p>114,04930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0.001342" calcext:value-type="float">
            <text:p>0,001342</text:p>
          </table:table-cell>
          <table:table-cell office:value-type="float" office:value="0.015114" calcext:value-type="float">
            <text:p>0,015114</text:p>
          </table:table-cell>
          <table:table-cell table:style-name="ce6" office:value-type="float" office:value="0.077129" calcext:value-type="float">
            <text:p>0,077129</text:p>
          </table:table-cell>
          <table:table-cell table:style-name="ce6" office:value-type="float" office:value="0.976123" calcext:value-type="float">
            <text:p>0,976123</text:p>
          </table:table-cell>
          <table:table-cell table:style-name="ce6" office:value-type="float" office:value="7.98672" calcext:value-type="float">
            <text:p>7,98672</text:p>
          </table:table-cell>
          <table:table-cell table:style-name="ce6" office:value-type="float" office:value="14.913088" calcext:value-type="float">
            <text:p>14,913088</text:p>
          </table:table-cell>
          <table:table-cell table:style-name="ce6" office:value-type="float" office:value="192.238484" calcext:value-type="float">
            <text:p>192,23848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0.001283" calcext:value-type="float">
            <text:p>0,001283</text:p>
          </table:table-cell>
          <table:table-cell office:value-type="float" office:value="0.014989" calcext:value-type="float">
            <text:p>0,014989</text:p>
          </table:table-cell>
          <table:table-cell table:style-name="ce6" office:value-type="float" office:value="0.081865" calcext:value-type="float">
            <text:p>0,081865</text:p>
          </table:table-cell>
          <table:table-cell table:style-name="ce6" office:value-type="float" office:value="1.476339" calcext:value-type="float">
            <text:p>1,476339</text:p>
          </table:table-cell>
          <table:table-cell table:style-name="ce6" office:value-type="float" office:value="9.656639" calcext:value-type="float">
            <text:p>9,656639</text:p>
          </table:table-cell>
          <table:table-cell table:style-name="ce6" office:value-type="float" office:value="16.30239" calcext:value-type="float">
            <text:p>16,30239</text:p>
          </table:table-cell>
          <table:table-cell table:style-name="ce6" office:value-type="float" office:value="165.830074" calcext:value-type="float">
            <text:p>165,8300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0.001109" calcext:value-type="float">
            <text:p>0,001109</text:p>
          </table:table-cell>
          <table:table-cell office:value-type="float" office:value="0.013836" calcext:value-type="float">
            <text:p>0,013836</text:p>
          </table:table-cell>
          <table:table-cell table:style-name="ce6" office:value-type="float" office:value="0.077696" calcext:value-type="float">
            <text:p>0,077696</text:p>
          </table:table-cell>
          <table:table-cell table:style-name="ce6" office:value-type="float" office:value="1.486744" calcext:value-type="float">
            <text:p>1,486744</text:p>
          </table:table-cell>
          <table:table-cell table:style-name="ce6" office:value-type="float" office:value="8.821073" calcext:value-type="float">
            <text:p>8,821073</text:p>
          </table:table-cell>
          <table:table-cell table:style-name="ce6" office:value-type="float" office:value="21.629171" calcext:value-type="float">
            <text:p>21,629171</text:p>
          </table:table-cell>
          <table:table-cell table:style-name="ce6" office:value-type="float" office:value="162.933353" calcext:value-type="float">
            <text:p>162,93335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0.00133" calcext:value-type="float">
            <text:p>0,00133</text:p>
          </table:table-cell>
          <table:table-cell office:value-type="float" office:value="0.015078" calcext:value-type="float">
            <text:p>0,015078</text:p>
          </table:table-cell>
          <table:table-cell table:style-name="ce6" office:value-type="float" office:value="0.060715" calcext:value-type="float">
            <text:p>0,060715</text:p>
          </table:table-cell>
          <table:table-cell table:style-name="ce6" office:value-type="float" office:value="1.36368" calcext:value-type="float">
            <text:p>1,36368</text:p>
          </table:table-cell>
          <table:table-cell table:style-name="ce6" office:value-type="float" office:value="9.513284" calcext:value-type="float">
            <text:p>9,513284</text:p>
          </table:table-cell>
          <table:table-cell table:style-name="ce6" office:value-type="float" office:value="20.571258" calcext:value-type="float">
            <text:p>20,571258</text:p>
          </table:table-cell>
          <table:table-cell table:style-name="ce6" office:value-type="float" office:value="133.769969" calcext:value-type="float">
            <text:p>133,76996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0.001211" calcext:value-type="float">
            <text:p>0,001211</text:p>
          </table:table-cell>
          <table:table-cell office:value-type="float" office:value="0.012456" calcext:value-type="float">
            <text:p>0,012456</text:p>
          </table:table-cell>
          <table:table-cell table:style-name="ce6" office:value-type="float" office:value="0.07937" calcext:value-type="float">
            <text:p>0,07937</text:p>
          </table:table-cell>
          <table:table-cell table:style-name="ce6" office:value-type="float" office:value="1.673618" calcext:value-type="float">
            <text:p>1,673618</text:p>
          </table:table-cell>
          <table:table-cell table:style-name="ce6" office:value-type="float" office:value="6.640853" calcext:value-type="float">
            <text:p>6,640853</text:p>
          </table:table-cell>
          <table:table-cell table:style-name="ce6" office:value-type="float" office:value="21.067466" calcext:value-type="float">
            <text:p>21,067466</text:p>
          </table:table-cell>
          <table:table-cell table:style-name="ce6" office:value-type="float" office:value="180.908396" calcext:value-type="float">
            <text:p>180,90839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0.001132" calcext:value-type="float">
            <text:p>0,001132</text:p>
          </table:table-cell>
          <table:table-cell office:value-type="float" office:value="0.015327" calcext:value-type="float">
            <text:p>0,015327</text:p>
          </table:table-cell>
          <table:table-cell table:style-name="ce6" office:value-type="float" office:value="0.070366" calcext:value-type="float">
            <text:p>0,070366</text:p>
          </table:table-cell>
          <table:table-cell table:style-name="ce6" office:value-type="float" office:value="1.175732" calcext:value-type="float">
            <text:p>1,175732</text:p>
          </table:table-cell>
          <table:table-cell table:style-name="ce6" office:value-type="float" office:value="9.191771" calcext:value-type="float">
            <text:p>9,191771</text:p>
          </table:table-cell>
          <table:table-cell table:style-name="ce6" office:value-type="float" office:value="20.349819" calcext:value-type="float">
            <text:p>20,349819</text:p>
          </table:table-cell>
          <table:table-cell table:style-name="ce6" office:value-type="float" office:value="127.448398" calcext:value-type="float">
            <text:p>127,44839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0.00108" calcext:value-type="float">
            <text:p>0,00108</text:p>
          </table:table-cell>
          <table:table-cell office:value-type="float" office:value="0.015689" calcext:value-type="float">
            <text:p>0,015689</text:p>
          </table:table-cell>
          <table:table-cell table:style-name="ce6" office:value-type="float" office:value="0.077763" calcext:value-type="float">
            <text:p>0,077763</text:p>
          </table:table-cell>
          <table:table-cell table:style-name="ce6" office:value-type="float" office:value="1.140972" calcext:value-type="float">
            <text:p>1,140972</text:p>
          </table:table-cell>
          <table:table-cell table:style-name="ce6" office:value-type="float" office:value="7.236302" calcext:value-type="float">
            <text:p>7,236302</text:p>
          </table:table-cell>
          <table:table-cell table:style-name="ce6" office:value-type="float" office:value="20.564291" calcext:value-type="float">
            <text:p>20,564291</text:p>
          </table:table-cell>
          <table:table-cell table:style-name="ce6" office:value-type="float" office:value="191.596062" calcext:value-type="float">
            <text:p>191,59606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0.000388" calcext:value-type="float">
            <text:p>0,000388</text:p>
          </table:table-cell>
          <table:table-cell office:value-type="float" office:value="0.010247" calcext:value-type="float">
            <text:p>0,010247</text:p>
          </table:table-cell>
          <table:table-cell table:style-name="ce6" office:value-type="float" office:value="0.077225" calcext:value-type="float">
            <text:p>0,077225</text:p>
          </table:table-cell>
          <table:table-cell table:style-name="ce6" office:value-type="float" office:value="1.014727" calcext:value-type="float">
            <text:p>1,014727</text:p>
          </table:table-cell>
          <table:table-cell table:style-name="ce6" office:value-type="float" office:value="8.716826" calcext:value-type="float">
            <text:p>8,716826</text:p>
          </table:table-cell>
          <table:table-cell table:style-name="ce6" office:value-type="float" office:value="20.231222" calcext:value-type="float">
            <text:p>20,231222</text:p>
          </table:table-cell>
          <table:table-cell table:style-name="ce6" office:value-type="float" office:value="170.62311" calcext:value-type="float">
            <text:p>170,6231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0.000478" calcext:value-type="float">
            <text:p>0,000478</text:p>
          </table:table-cell>
          <table:table-cell office:value-type="float" office:value="0.012974" calcext:value-type="float">
            <text:p>0,012974</text:p>
          </table:table-cell>
          <table:table-cell table:style-name="ce6" office:value-type="float" office:value="0.075472" calcext:value-type="float">
            <text:p>0,075472</text:p>
          </table:table-cell>
          <table:table-cell table:style-name="ce6" office:value-type="float" office:value="1.407769" calcext:value-type="float">
            <text:p>1,407769</text:p>
          </table:table-cell>
          <table:table-cell table:style-name="ce6" office:value-type="float" office:value="9.655982" calcext:value-type="float">
            <text:p>9,655982</text:p>
          </table:table-cell>
          <table:table-cell table:style-name="ce6" office:value-type="float" office:value="14.403707" calcext:value-type="float">
            <text:p>14,403707</text:p>
          </table:table-cell>
          <table:table-cell table:style-name="ce6" office:value-type="float" office:value="170.374787" calcext:value-type="float">
            <text:p>170,374787</text:p>
          </table:table-cell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7" table:formula="of:=AVERAGE([.B3:.B12])" office:value-type="float" office:value="0.0010581" calcext:value-type="float">
            <text:p>0,00105810</text:p>
          </table:table-cell>
          <table:table-cell table:formula="of:=AVERAGE([.C3:.C12])" office:value-type="float" office:value="0.0140525" calcext:value-type="float">
            <text:p>0,0140525</text:p>
          </table:table-cell>
          <table:table-cell table:style-name="ce6" table:formula="of:=AVERAGE([.D3:.D12])" office:value-type="float" office:value="0.0749992" calcext:value-type="float">
            <text:p>0,0749992</text:p>
          </table:table-cell>
          <table:table-cell table:style-name="ce6" table:formula="of:=AVERAGE([.E3:.E12])" office:value-type="float" office:value="1.3160959" calcext:value-type="float">
            <text:p>1,3160959</text:p>
          </table:table-cell>
          <table:table-cell table:style-name="ce6" table:formula="of:=AVERAGE([.F3:.F12])" office:value-type="float" office:value="8.7368588" calcext:value-type="float">
            <text:p>8,7368588</text:p>
          </table:table-cell>
          <table:table-cell table:style-name="ce6" table:formula="of:=AVERAGE([.G3:.G12])" office:value-type="float" office:value="18.934392" calcext:value-type="float">
            <text:p>18,934392</text:p>
          </table:table-cell>
          <table:table-cell table:style-name="ce6" table:formula="of:=AVERAGE([.H3:.H12])" office:value-type="float" office:value="160.9771939" calcext:value-type="float">
            <text:p>160,9771939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hilos (segundos)</text:p>
          </table:table-cell>
          <table:table-cell table:style-name="ce4" office:value-type="string" calcext:value-type="string">
            <text:p>Speed up rat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0" table:formula="of:=[.B13]" office:value-type="float" office:value="0.0010581" calcext:value-type="float">
            <text:p>0,0010581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 table:formula="of:=[.C13]" office:value-type="float" office:value="0.0140525" calcext:value-type="float">
            <text:p>0,014052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Default" table:formula="of:=[.D13]" office:value-type="float" office:value="0.0749992" calcext:value-type="float">
            <text:p>0,074999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Default" table:formula="of:=[.E13]" office:value-type="float" office:value="1.3160959" calcext:value-type="float">
            <text:p>1,316095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Default" table:formula="of:=[.F13]" office:value-type="float" office:value="8.7368588" calcext:value-type="float">
            <text:p>8,736858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style-name="Default" table:formula="of:=[.G13]" office:value-type="float" office:value="18.934392" calcext:value-type="float">
            <text:p>18,93439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formula="of:=[.H13]" office:value-type="float" office:value="160.9771939" calcext:value-type="float">
            <text:p>160,97719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22:49:28.209371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2-26T23:06:44.001379818</dc:date>
    <meta:editing-duration>PT1H25M27S</meta:editing-duration>
    <meta:editing-cycles>8</meta:editing-cycles>
    <meta:generator>LibreOffice/5.1.6.2$Linux_X86_64 LibreOffice_project/10m0$Build-2</meta:generator>
    <meta:document-statistic meta:table-count="1" meta:cell-count="115" meta:object-count="0"/>
  </office:meta>
</office:document-meta>
</file>